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3.75cm" fo:min-width="23.5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00fb3e" draw:textarea-horizontal-align="justify" draw:textarea-vertical-align="middle" draw:auto-grow-height="false" fo:min-height="3.344cm" fo:min-width="11.561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00fb3e" draw:textarea-horizontal-align="justify" draw:textarea-vertical-align="middle" draw:auto-grow-height="false" fo:min-height="18.28cm" fo:min-width="3.3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00fb3e" draw:textarea-horizontal-align="justify" draw:textarea-vertical-align="middle" draw:auto-grow-height="false" fo:min-height="3.345cm" fo:min-width="18.396cm" fo:padding-top="0.177cm" fo:padding-bottom="0.177cm" fo:padding-left="0.302cm" fo:padding-right="0.30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fb3e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24cm" svg:height="24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2.165cm" svg:height="3.7cm" svg:x="6.197cm" svg:y="10.3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64cm" svg:height="18.636cm" svg:x="7.291cm" svg:y="3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9cm" svg:height="3.701cm" svg:x="3.6cm" svg:y="3.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5T21:08:04.760000000</meta:creation-date>
    <dc:date>2020-01-05T22:22:38.293000000</dc:date>
    <meta:editing-duration>PT13M40S</meta:editing-duration>
    <meta:editing-cycles>6</meta:editing-cycles>
    <meta:generator>LibreOffice/6.3.3.2$Windows_X86_64 LibreOffice_project/a64200df03143b798afd1ec74a12ab50359878ed</meta:generator>
    <meta:document-statistic meta:object-count="5"/>
  </office:meta>
</office:document-meta>
</file>